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 -n 1p fichier1.txt</text:p>
      <text:p text:style-name="Standard"/>
      <text:p text:style-name="Standard">#affiche la ligne 3 et 5 du fichier </text:p>
      <text:p text:style-name="Standard">sed -n '1,4p' fichier1.txt</text:p>
      <text:p text:style-name="Standard"/>
      <text:p text:style-name="Standard">#différence entre -n et -i commande sed</text:p>
      <text:p text:style-name="Standard">-n supprimer l impression automatique de l'espace du motif</text:p>
      <text:p text:style-name="Standard">-i modifier les fichiers</text:p>
      <text:p text:style-name="Standard"/>
      <text:p text:style-name="Standard"/>
      <text:p text:style-name="Standard">#effacer toutes lignes contenant le mot password</text:p>
      <text:p text:style-name="Standard">sed -i '/password/d' fichier1.txt</text:p>
      <text:p text:style-name="Standard"/>
      <text:p text:style-name="Standard">################################################################</text:p>
      <text:p text:style-name="Standard"/>
      <text:p text:style-name="Standard">#afficher la deuxième et 3ème colonne uniquement du fichier2 avec awk</text:p>
      <text:p text:style-name="Standard">awk '{ print $2, $3 }' fichier2.txt</text:p>
      <text:p text:style-name="Standard"/>
      <text:p text:style-name="Standard">#awk en quoi consiste les variables NR, NF et END</text:p>
      <text:p text:style-name="Standard">NR nombre d'enregistrements deja lu</text:p>
      <text:p text:style-name="Standard">NF nombre de champs de l'enregistrement courant</text:p>
      <text:p text:style-name="Standard">END signifie qu’Awk exécutera la ou les actions spécifiées dans END avant qu’il ne se ferme réellement.</text:p>
      <text:p text:style-name="Standard"/>
      <text:p text:style-name="Standard">#awk ajouter le numero de ligne au fichier2</text:p>
      <text:p text:style-name="Standard">awk '{print NR <text:s/>"&gt; " $s}' fichier2.txt</text:p>
      <text:p text:style-name="Standard"/>
      <text:p text:style-name="Standard"/>
      <text:p text:style-name="Standard">#awk en tête de page, afficher les colonnes et en fin de page afficher le nombre de ligne</text:p>
      <text:p text:style-name="Standard">awk -F, 'BEGIN{ print "PassengerId","Survived","Pclass","Age" } END{ print NR } { print $1 $2 $3 $4 }' fichier2.txt | column -t</text:p>
      <text:p text:style-name="Standard"/>
      <text:p text:style-name="Standard"/>
      <text:p text:style-name="Standard">########################################################################</text:p>
      <text:p text:style-name="Standard"/>
      <text:p text:style-name="Standard"># crontab Utiliser une commande crontab pour lancer un de vos scripts à une heure prédéfinie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22T10:18:14.687000000</dc:date>
    <meta:editing-duration>PT50S</meta:editing-duration>
    <meta:editing-cycles>1</meta:editing-cycles>
    <meta:document-statistic meta:table-count="0" meta:image-count="0" meta:object-count="0" meta:page-count="1" meta:paragraph-count="21" meta:word-count="176" meta:character-count="1148" meta:non-whitespace-character-count="991"/>
    <meta:generator>LibreOffice/7.3.6.2$Windows_X86_64 LibreOffice_project/c28ca90fd6e1a19e189fc16c05f8f8924961e12e</meta:generator>
  </office:meta>
</office:document-meta>
</file>